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714285714286">
            <text:p>1.1471428571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625">
            <text:p>1.155625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.14466666666667">
            <text:p>1.1446666667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22">
            <text:p>1.122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16666666667">
            <text:p>1.1641666667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98">
            <text:p>1.198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85714285714">
            <text:p>1.1528571429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1">
            <text:p>1.181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21625">
            <text:p>1.21625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625">
            <text:p>1.15562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.148">
            <text:p>1.148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22222222222">
            <text:p>1.1322222222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60">
            <text:p>34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4285714285714">
            <text:p>1.1428571429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9363636363636">
            <text:p>1.1936363636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25">
            <text:p>1.17625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095238095238">
            <text:p>1.160952381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175">
            <text:p>1.1175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61">
            <text:p>1.161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428571428571">
            <text:p>1.1342857143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9285714285714">
            <text:p>1.1928571429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49">
            <text:p>354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666666666667">
            <text:p>1.1166666667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0428571428571">
            <text:p>1.2042857143</text:p>
          </table:table-cell>
        </table:table-row>
        <table:table-row table:style-name="ro2" table:visibility="filter">
          <table:table-cell office:value-type="float" office:value="3452">
            <text:p>3452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8285714285714">
            <text:p>1.1828571429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.18866666666667">
            <text:p>1.1886666667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454545454545">
            <text:p>1.1745454545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22">
            <text:p>1.22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25">
            <text:p>1.1562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307692307692">
            <text:p>1.1530769231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71428571429">
            <text:p>1.1657142857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49">
            <text:p>1.149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3090909090909">
            <text:p>1.1309090909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57142857143">
            <text:p>1.1785714286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21166666666667">
            <text:p>1.2116666667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22222222222">
            <text:p>1.1622222222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9222222222222">
            <text:p>1.1922222222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3428571428571">
            <text:p>1.1342857143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99">
            <text:p>329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98">
            <text:p>3098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76">
            <text:p>34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73">
            <text:p>36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81">
            <text:p>38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490">
            <text:p>349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85">
            <text:p>34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621">
            <text:p>36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27">
            <text:p>3227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54545454545455">
            <text:p>0.9545454545</text:p>
          </table:table-cell>
          <table:table-cell office:value-type="float" office:value="1.15954545454545">
            <text:p>1.1595454545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6206349206349">
            <text:p>1.1620634921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6619047619048">
            <text:p>1.1661904762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765">
            <text:p>1.176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83">
            <text:p>1.183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947368421052632">
            <text:p>0.9473684211</text:p>
          </table:table-cell>
          <table:table-cell office:value-type="float" office:value="1.16684210526316">
            <text:p>1.1668421053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16055555555556">
            <text:p>1.1605555556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9277777777778">
            <text:p>1.1927777778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5944444444444">
            <text:p>1.1594444444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5794117647059">
            <text:p>1.1579411765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941176470588235">
            <text:p>0.9411764706</text:p>
          </table:table-cell>
          <table:table-cell office:value-type="float" office:value="1.13647058823529">
            <text:p>1.1364705882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939393939393939">
            <text:p>0.9393939394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026">
            <text:p>30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9375">
            <text:p>0.9375</text:p>
          </table:table-cell>
          <table:table-cell office:value-type="float" office:value="1.196875">
            <text:p>1.196875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375">
            <text:p>0.93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9375">
            <text:p>0.93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375">
            <text:p>0.9375</text:p>
          </table:table-cell>
          <table:table-cell office:value-type="float" office:value="1.181875">
            <text:p>1.181875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7066666666667">
            <text:p>1.1706666667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5866666666667">
            <text:p>1.1586666667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7866666666667">
            <text:p>1.1786666667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3933333333333">
            <text:p>1.1393333333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931034482758621">
            <text:p>0.931034482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931034482758621">
            <text:p>0.9310344828</text:p>
          </table:table-cell>
          <table:table-cell office:value-type="float" office:value="1.17034482758621">
            <text:p>1.1703448276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464285714286">
            <text:p>1.1546428571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6678571428571">
            <text:p>1.1667857143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5928571428571">
            <text:p>1.159285714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6518518518519">
            <text:p>1.1651851852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076923076923">
            <text:p>1.1707692308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6846153846154">
            <text:p>1.1684615385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5307692307692">
            <text:p>1.1530769231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230769230769">
            <text:p>1.1723076923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173076923077">
            <text:p>1.1617307692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076923076923">
            <text:p>1.1607692308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20076923076923">
            <text:p>1.2007692308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7923076923077">
            <text:p>1.1792307692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7083333333333">
            <text:p>1.1708333333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8916666666667">
            <text:p>1.1891666667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6916666666667">
            <text:p>1.1691666667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6416666666667">
            <text:p>1.1641666667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5583333333333">
            <text:p>1.1558333333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20083333333333">
            <text:p>1.2008333333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914285714285714">
            <text:p>0.9142857143</text:p>
          </table:table-cell>
          <table:table-cell office:value-type="float" office:value="1.16914285714286">
            <text:p>1.1691428571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6260869565217">
            <text:p>1.1626086957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3363636363636">
            <text:p>1.1336363636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5909090909091">
            <text:p>1.1590909091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363636363636">
            <text:p>1.1736363636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181818181818">
            <text:p>1.1618181818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5363636363636">
            <text:p>1.1536363636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4818181818182">
            <text:p>1.1481818182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636363636364">
            <text:p>1.1663636364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90625">
            <text:p>0.90625</text:p>
          </table:table-cell>
          <table:table-cell office:value-type="float" office:value="1.16734375">
            <text:p>1.16734375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90625">
            <text:p>0.90625</text:p>
          </table:table-cell>
          <table:table-cell office:value-type="float" office:value="1.1715625">
            <text:p>1.1715625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90625">
            <text:p>0.90625</text:p>
          </table:table-cell>
          <table:table-cell office:value-type="float" office:value="1.1521875">
            <text:p>1.1521875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8095238095238">
            <text:p>1.180952381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9190476190476">
            <text:p>1.1919047619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903225806451613">
            <text:p>0.9032258065</text:p>
          </table:table-cell>
          <table:table-cell office:value-type="float" office:value="1.17096774193548">
            <text:p>1.1709677419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633333333333">
            <text:p>1.1563333333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45">
            <text:p>1.1545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1">
            <text:p>1.15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29">
            <text:p>1.129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866666666667">
            <text:p>1.1586666667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1">
            <text:p>1.161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15">
            <text:p>1.1615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1">
            <text:p>1.191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34">
            <text:p>1.134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6184210526316">
            <text:p>1.1618421053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5210526315789">
            <text:p>1.1521052632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5947368421053">
            <text:p>1.1594736842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92857142857143">
            <text:p>0.8928571429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92857142857143">
            <text:p>0.8928571429</text:p>
          </table:table-cell>
          <table:table-cell office:value-type="float" office:value="1.15785714285714">
            <text:p>1.1578571429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91891891891892">
            <text:p>0.8918918919</text:p>
          </table:table-cell>
          <table:table-cell office:value-type="float" office:value="1.1572972972973">
            <text:p>1.1572972973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891891891891892">
            <text:p>0.8918918919</text:p>
          </table:table-cell>
          <table:table-cell office:value-type="float" office:value="1.17391891891892">
            <text:p>1.1739189189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111111111111">
            <text:p>1.1811111111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222222222222">
            <text:p>1.1522222222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8777777777778">
            <text:p>1.1877777778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222222222222">
            <text:p>1.1522222222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888888888889">
            <text:p>1.1888888889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20111111111111">
            <text:p>1.2011111111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3777777777778">
            <text:p>1.1377777778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2777777777778">
            <text:p>1.1277777778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888888888889">
            <text:p>1.1788888889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885057471264368">
            <text:p>0.8850574713</text:p>
          </table:table-cell>
          <table:table-cell office:value-type="float" office:value="1.17436781609195">
            <text:p>1.1743678161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1.17230769230769">
            <text:p>1.1723076923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176470588235">
            <text:p>1.1617647059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676470588235">
            <text:p>1.1667647059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7529411764706">
            <text:p>1.1752941176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352941176471">
            <text:p>1.1635294118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8176470588235">
            <text:p>1.1817647059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88135593220339">
            <text:p>0.8813559322</text:p>
          </table:table-cell>
          <table:table-cell office:value-type="float" office:value="1.16949152542373">
            <text:p>1.1694915254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1772">
            <text:p>1.1772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78048780487805">
            <text:p>0.8780487805</text:p>
          </table:table-cell>
          <table:table-cell office:value-type="float" office:value="1.17658536585366">
            <text:p>1.1765853659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0625">
            <text:p>1.190625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20125">
            <text:p>1.20125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125">
            <text:p>1.15125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3125">
            <text:p>1.17312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05">
            <text:p>1.1705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03125">
            <text:p>1.1503125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20125">
            <text:p>1.20125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208333333333">
            <text:p>1.1520833333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225">
            <text:p>1.1225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6935483870968">
            <text:p>1.1693548387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7032258064516">
            <text:p>1.1703225806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537">
            <text:p>537</text:p>
          </table:table-cell>
          <table:table-cell office:value-type="float" office:value="1">
            <text:p>1</text:p>
          </table:table-cell>
          <table:table-cell office:value-type="float" office:value="0.869646182495345">
            <text:p>0.8696461825</text:p>
          </table:table-cell>
          <table:table-cell office:value-type="float" office:value="1.16564245810056">
            <text:p>1.1656424581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4130434782609">
            <text:p>1.1413043478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5521739130435">
            <text:p>1.1552173913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8217391304348">
            <text:p>1.182173913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7717391304348">
            <text:p>1.177173913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68421052631579">
            <text:p>0.8684210526</text:p>
          </table:table-cell>
          <table:table-cell office:value-type="float" office:value="1.16289473684211">
            <text:p>1.1628947368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4766666666667">
            <text:p>1.1476666667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5866666666667">
            <text:p>1.1586666667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8466666666667">
            <text:p>1.1846666667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9133333333333">
            <text:p>1.1913333333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8533333333333">
            <text:p>1.1853333333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7911111111111">
            <text:p>1.1791111111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64864864864865">
            <text:p>0.8648648649</text:p>
          </table:table-cell>
          <table:table-cell office:value-type="float" office:value="1.16162162162162">
            <text:p>1.1616216216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64864864864865">
            <text:p>0.8648648649</text:p>
          </table:table-cell>
          <table:table-cell office:value-type="float" office:value="1.16540540540541">
            <text:p>1.1654054054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64864864864865">
            <text:p>0.8648648649</text:p>
          </table:table-cell>
          <table:table-cell office:value-type="float" office:value="1.16054054054054">
            <text:p>1.1605405405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9590909090909">
            <text:p>1.1959090909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6954545454545">
            <text:p>1.169545454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61111111111111">
            <text:p>0.8611111111</text:p>
          </table:table-cell>
          <table:table-cell office:value-type="float" office:value="1.15611111111111">
            <text:p>1.1561111111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571428571429">
            <text:p>1.1857142857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904761904762">
            <text:p>1.159047619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0428571428571">
            <text:p>1.2042857143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690476190476">
            <text:p>1.1669047619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214285714286">
            <text:p>1.1721428571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314285714286">
            <text:p>1.1631428571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619047619048">
            <text:p>1.1561904762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071428571429">
            <text:p>1.1407142857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214285714286">
            <text:p>1.1521428571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3285714285714">
            <text:p>1.1328571429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857142857143">
            <text:p>1.1985714286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714285714286">
            <text:p>1.1971428571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071428571429">
            <text:p>1.1607142857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857142857143">
            <text:p>1.1485714286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428571428571">
            <text:p>1.1742857143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857142857143">
            <text:p>1.1585714286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785714285714">
            <text:p>1.1778571429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714285714286">
            <text:p>1.1871428571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571428571429">
            <text:p>1.1457142857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857142857143">
            <text:p>1.1485714286</text:p>
          </table:table-cell>
        </table:table-row>
        <table:table-row table:style-name="ro2" table:visibility="filter">
          <table:table-cell office:value-type="float" office:value="3031">
            <text:p>303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854838709677419">
            <text:p>0.8548387097</text:p>
          </table:table-cell>
          <table:table-cell office:value-type="float" office:value="1.16241935483871">
            <text:p>1.1624193548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852941176470588">
            <text:p>0.8529411765</text:p>
          </table:table-cell>
          <table:table-cell office:value-type="float" office:value="1.18338235294118">
            <text:p>1.1833823529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851063829787234">
            <text:p>0.8510638298</text:p>
          </table:table-cell>
          <table:table-cell office:value-type="float" office:value="1.16404255319149">
            <text:p>1.1640425532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851063829787234">
            <text:p>0.8510638298</text:p>
          </table:table-cell>
          <table:table-cell office:value-type="float" office:value="1.14893617021277">
            <text:p>1.1489361702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35">
            <text:p>1.1735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905">
            <text:p>1.1905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81">
            <text:p>1.181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59">
            <text:p>1.159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848837209302326">
            <text:p>0.8488372093</text:p>
          </table:table-cell>
          <table:table-cell office:value-type="float" office:value="1.16523255813954">
            <text:p>1.1652325581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484848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47826086956522">
            <text:p>0.847826087</text:p>
          </table:table-cell>
          <table:table-cell office:value-type="float" office:value="1.16195652173913">
            <text:p>1.1619565217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47826086956522">
            <text:p>0.847826087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8307692307692">
            <text:p>1.1830769231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4384615384615">
            <text:p>1.1438461538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6230769230769">
            <text:p>1.1623076923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615384615385">
            <text:p>1.1661538462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7769230769231">
            <text:p>1.1776923077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615384615385">
            <text:p>1.1661538462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9076923076923">
            <text:p>1.1907692308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44444444444444">
            <text:p>0.8444444444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721052631579">
            <text:p>1.1721052632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289473684211">
            <text:p>1.1628947368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7842105263158">
            <text:p>1.1784210526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947368421053">
            <text:p>1.1694736842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8421052631579">
            <text:p>1.1842105263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7526315789474">
            <text:p>1.1752631579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8894736842105">
            <text:p>1.1889473684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105263157895">
            <text:p>1.1610526316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840579710144927">
            <text:p>0.8405797101</text:p>
          </table:table-cell>
          <table:table-cell office:value-type="float" office:value="1.17159420289855">
            <text:p>1.1715942029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1488">
            <text:p>1.1488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1764">
            <text:p>1.1764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38709677419355">
            <text:p>0.8387096774</text:p>
          </table:table-cell>
          <table:table-cell office:value-type="float" office:value="1.18161290322581">
            <text:p>1.1816129032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838095238095238">
            <text:p>0.8380952381</text:p>
          </table:table-cell>
          <table:table-cell office:value-type="float" office:value="1.16361904761905">
            <text:p>1.1636190476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836363636363636">
            <text:p>0.8363636364</text:p>
          </table:table-cell>
          <table:table-cell office:value-type="float" office:value="1.17163636363636">
            <text:p>1.1716363636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880952380952">
            <text:p>1.1688095238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583333333333">
            <text:p>1.1658333333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466666666667">
            <text:p>1.1746666667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583333333333">
            <text:p>1.1558333333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583333333333">
            <text:p>1.1758333333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4166666666667">
            <text:p>1.1416666667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916666666667">
            <text:p>1.1591666667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916666666667">
            <text:p>1.1691666667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722222222222">
            <text:p>1.167222222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416666666667">
            <text:p>1.1641666667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29268292682927">
            <text:p>0.8292682927</text:p>
          </table:table-cell>
          <table:table-cell office:value-type="float" office:value="1.15487804878049">
            <text:p>1.1548780488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825396825396825">
            <text:p>0.8253968254</text:p>
          </table:table-cell>
          <table:table-cell office:value-type="float" office:value="1.17079365079365">
            <text:p>1.1707936508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921568627451">
            <text:p>1.1592156863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4882352941176">
            <text:p>1.1488235294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9235294117647">
            <text:p>1.1923529412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6588235294118">
            <text:p>1.1658823529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7529411764706">
            <text:p>1.1752941176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470588235294">
            <text:p>1.1547058824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823333333333333">
            <text:p>0.8233333333</text:p>
          </table:table-cell>
          <table:table-cell office:value-type="float" office:value="1.17063333333333">
            <text:p>1.1706333333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5464285714286">
            <text:p>1.1546428571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6909090909091">
            <text:p>1.1690909091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454545454545">
            <text:p>1.1545454545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727272727273">
            <text:p>1.1772727273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454545454545">
            <text:p>1.1645454545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212121212121">
            <text:p>1.1721212121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6181818181818">
            <text:p>1.1618181818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909090909091">
            <text:p>1.1790909091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227272727273">
            <text:p>1.1522727273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681818181818">
            <text:p>1.1768181818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636363636364">
            <text:p>1.1763636364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4909090909091">
            <text:p>1.1490909091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8363636363636">
            <text:p>1.1836363636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818181818182">
            <text:p>1.1681818182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816901408450704">
            <text:p>0.8169014085</text:p>
          </table:table-cell>
          <table:table-cell office:value-type="float" office:value="1.16704225352113">
            <text:p>1.1670422535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14814814814815">
            <text:p>0.8148148148</text:p>
          </table:table-cell>
          <table:table-cell office:value-type="float" office:value="1.17740740740741">
            <text:p>1.1774074074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66875">
            <text:p>1.16687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65625">
            <text:p>1.165625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54375">
            <text:p>1.154375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20125">
            <text:p>1.20125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80625">
            <text:p>1.180625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83125">
            <text:p>1.18312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71875">
            <text:p>1.171875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5625">
            <text:p>1.15625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811764705882353">
            <text:p>0.8117647059</text:p>
          </table:table-cell>
          <table:table-cell office:value-type="float" office:value="1.15964705882353">
            <text:p>1.1596470588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752380952381">
            <text:p>1.1752380952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647619047619">
            <text:p>1.1647619048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808219178082192">
            <text:p>0.8082191781</text:p>
          </table:table-cell>
          <table:table-cell office:value-type="float" office:value="1.17698630136986">
            <text:p>1.1769863014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8384615384615">
            <text:p>1.1838461538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7423076923077">
            <text:p>1.1742307692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6538461538462">
            <text:p>1.1653846154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04878048780488">
            <text:p>0.8048780488</text:p>
          </table:table-cell>
          <table:table-cell office:value-type="float" office:value="1.18121951219512">
            <text:p>1.1812195122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65">
            <text:p>1.1665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9">
            <text:p>1.149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66666666667">
            <text:p>1.1786666667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075">
            <text:p>1.1607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571428571429">
            <text:p>1.1657142857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066666666667">
            <text:p>1.1806666667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14">
            <text:p>1.214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914285714286">
            <text:p>1.1591428571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933333333333">
            <text:p>1.1793333333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64">
            <text:p>1.1664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3">
            <text:p>1.153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28">
            <text:p>1.228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9">
            <text:p>1.169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95918367346939">
            <text:p>0.7959183673</text:p>
          </table:table-cell>
          <table:table-cell office:value-type="float" office:value="1.16183673469388">
            <text:p>1.1618367347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5620689655172">
            <text:p>1.1562068966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5689655172414">
            <text:p>1.1568965517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8947368421053">
            <text:p>1.1894736842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14789473684211">
            <text:p>1.1478947368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5105263157895">
            <text:p>1.1510526316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15424242424242">
            <text:p>1.1542424242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15878787878788">
            <text:p>1.1587878788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5071428571429">
            <text:p>1.1507142857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6178571428571">
            <text:p>1.1617857143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4642857142857">
            <text:p>1.1464285714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8857142857143">
            <text:p>1.1885714286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8571428571429">
            <text:p>1.1857142857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6445652173913">
            <text:p>1.1644565217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15478260869565">
            <text:p>1.1547826087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8630434782609">
            <text:p>1.1863043478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6413043478261">
            <text:p>1.1641304348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6260869565217">
            <text:p>1.1626086957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20478260869565">
            <text:p>1.2047826087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6913043478261">
            <text:p>1.1691304348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596875">
            <text:p>1.1596875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734375">
            <text:p>1.1734375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780952380952381">
            <text:p>0.780952381</text:p>
          </table:table-cell>
          <table:table-cell office:value-type="float" office:value="1.17733333333333">
            <text:p>1.1773333333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4444444444444">
            <text:p>1.1444444444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9055555555556">
            <text:p>1.1905555556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4222222222222">
            <text:p>1.1422222222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111111111111">
            <text:p>1.1811111111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703703703704">
            <text:p>1.157037037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296296296296">
            <text:p>1.152962963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611111111111">
            <text:p>1.1661111111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555555555556">
            <text:p>1.1655555556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518518518519">
            <text:p>1.1551851852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444444444444">
            <text:p>1.1544444444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185185185185">
            <text:p>1.1618518519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277777777778">
            <text:p>1.1527777778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8555555555556">
            <text:p>1.1855555556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9444444444444">
            <text:p>1.1944444444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4555555555556">
            <text:p>1.1455555556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888888888889">
            <text:p>1.1888888889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18322580645161">
            <text:p>1.1832258065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70833333333333">
            <text:p>0.7708333333</text:p>
          </table:table-cell>
          <table:table-cell office:value-type="float" office:value="1.164375">
            <text:p>1.16437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4307692307692">
            <text:p>1.1430769231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5076923076923">
            <text:p>1.1507692308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9769230769231">
            <text:p>1.197692307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974358974359">
            <text:p>1.1697435897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4230769230769">
            <text:p>1.1423076923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7846153846154">
            <text:p>1.1784615385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615384615385">
            <text:p>1.1661538462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7076923076923">
            <text:p>1.1707692308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15966666666667">
            <text:p>1.1596666667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17133333333333">
            <text:p>1.1713333333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4764705882353">
            <text:p>1.1476470588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6294117647059">
            <text:p>1.1629411765</text:p>
          </table:table-cell>
        </table:table-row>
        <table:table-row table:style-name="ro2" table:visibility="filter">
          <table:table-cell office:value-type="float" office:value="2728">
            <text:p>2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762886597938144">
            <text:p>0.7628865979</text:p>
          </table:table-cell>
          <table:table-cell office:value-type="float" office:value="1.18628865979381">
            <text:p>1.1862886598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59259259259259">
            <text:p>0.7592592593</text:p>
          </table:table-cell>
          <table:table-cell office:value-type="float" office:value="1.16851851851852">
            <text:p>1.168518518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17655172413793">
            <text:p>1.1765517241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16620689655172">
            <text:p>1.1662068966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15862068965517">
            <text:p>1.1586206897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416666666667">
            <text:p>1.1641666667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25">
            <text:p>1.1925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125">
            <text:p>1.18125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45">
            <text:p>1.174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583333333333">
            <text:p>1.1558333333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0625">
            <text:p>1.170625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8125">
            <text:p>1.15812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5625">
            <text:p>1.14562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875">
            <text:p>1.17875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45">
            <text:p>1.174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375">
            <text:p>1.14375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4375">
            <text:p>1.164375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175">
            <text:p>1.217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916666666667">
            <text:p>1.1991666667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375">
            <text:p>1.1737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875">
            <text:p>1.1587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745454545454545">
            <text:p>0.7454545455</text:p>
          </table:table-cell>
          <table:table-cell office:value-type="float" office:value="1.16527272727273">
            <text:p>1.1652727273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15935483870968">
            <text:p>1.1593548387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1654">
            <text:p>1.1654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16368421052632">
            <text:p>1.1636842105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17052631578947">
            <text:p>1.1705263158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6366666666667">
            <text:p>1.1636666667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15576923076923">
            <text:p>1.1557692308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16054054054054">
            <text:p>1.1605405405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5545454545455">
            <text:p>1.1554545455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7545454545455">
            <text:p>1.1754545455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5727272727273">
            <text:p>1.1572727273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5363636363636">
            <text:p>1.1536363636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7090909090909">
            <text:p>1.1709090909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7727272727273">
            <text:p>1.1772727273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8090909090909">
            <text:p>1.1809090909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20181818181818">
            <text:p>1.2018181818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17103448275862">
            <text:p>1.1710344828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16965517241379">
            <text:p>1.1696551724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1.16820512820513">
            <text:p>1.1682051282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285714285714">
            <text:p>1.1828571429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1857142857143">
            <text:p>1.1185714286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8714285714286">
            <text:p>1.1871428571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071428571429">
            <text:p>1.1807142857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571428571429">
            <text:p>1.1657142857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571428571429">
            <text:p>1.1757142857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3714285714286">
            <text:p>1.1371428571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21142857142857">
            <text:p>1.2114285714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8928571428571">
            <text:p>1.1892857143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9571428571429">
            <text:p>1.1957142857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17894736842105">
            <text:p>1.1789473684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17708333333333">
            <text:p>1.1770833333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17875">
            <text:p>1.17875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17058823529412">
            <text:p>1.1705882353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15294117647059">
            <text:p>1.1529411765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17176470588235">
            <text:p>1.1717647059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17058823529412">
            <text:p>1.1705882353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57">
            <text:p>1.157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73">
            <text:p>1.173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99">
            <text:p>1.199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73">
            <text:p>1.173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18782608695652">
            <text:p>1.187826087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13692307692308">
            <text:p>1.1369230769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16307692307692">
            <text:p>1.1630769231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6307692307692">
            <text:p>1.1630769231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80851063829787">
            <text:p>0.6808510638</text:p>
          </table:table-cell>
          <table:table-cell office:value-type="float" office:value="1.18872340425532">
            <text:p>1.1887234043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1408">
            <text:p>1.1408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1904">
            <text:p>1.1904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833333333333">
            <text:p>1.2083333333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933333333333">
            <text:p>1.1893333333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666666666667">
            <text:p>1.2166666667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916666666667">
            <text:p>1.159166666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0666666666667">
            <text:p>1.1066666667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888888888889">
            <text:p>1.1488888889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18235294117647">
            <text:p>1.1823529412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16882352941176">
            <text:p>1.1688235294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18117647058824">
            <text:p>1.1811764706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19428571428571">
            <text:p>1.1942857143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6818181818182">
            <text:p>1.1681818182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18636363636364">
            <text:p>1.1863636364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14272727272727">
            <text:p>1.1427272727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8090909090909">
            <text:p>1.1809090909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5090909090909">
            <text:p>1.1509090909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20727272727273">
            <text:p>1.2072727273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15407407407407">
            <text:p>1.1540740741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9375">
            <text:p>1.19375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68125">
            <text:p>1.16812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17571428571429">
            <text:p>1.1757142857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7538461538462">
            <text:p>1.1753846154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15230769230769">
            <text:p>1.1523076923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7769230769231">
            <text:p>1.1776923077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8153846153846">
            <text:p>1.1815384615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16055555555556">
            <text:p>1.1605555556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7">
            <text:p>1.167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18">
            <text:p>1.118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55">
            <text:p>1.165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22">
            <text:p>1.122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7571428571429">
            <text:p>1.1757142857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21142857142857">
            <text:p>1.2114285714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155625">
            <text:p>1.155625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16076923076923">
            <text:p>1.1607692308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16153846153846">
            <text:p>1.1615384615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20764705882353">
            <text:p>1.2076470588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125">
            <text:p>1.15125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916666666667">
            <text:p>1.1691666667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625">
            <text:p>1.19625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25">
            <text:p>1.2125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1">
            <text:p>1.191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17">
            <text:p>1.217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39">
            <text:p>35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10">
            <text:p>28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</table:table>
      <table:database-ranges>
        <table:database-range table:target-range-address="Sheet1.A1:Sheet1.E1911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1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13:02.24</dc:date>
    <dc:creator>Gajo </dc:creator>
    <meta:document-statistic meta:table-count="1" meta:cell-count="9555" meta:object-count="0"/>
    <meta:generator>OpenOffice/4.1.3$Win32 OpenOffice.org_project/413m1$Build-9783</meta:generator>
  </office:meta>
</office:document-meta>
</file>